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ImageHandlerRawCCITTFax.generateImage( RendererContext context , Image image , Point origin , Rectangle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DFImageHandlerRawCCITTFax.getSupportedImageFlav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mageHandlerRawCCITTFax.getSupportedImag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mageHandlerRawCCITTFax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